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17708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9166666666666665in"/>
    </style:style>
    <style:style style:name="co5" style:family="table-column">
      <style:table-column-properties fo:break-before="auto" style:column-width="2.083333333333333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5208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larceny-locations">
      <style:table-properties table:display="true" style:writing-mode="lr-tb"/>
    </style:style>
    <style:style style:name="ta2" style:family="table" style:master-page-name="PageStyle_5f_larceny-classifications">
      <style:table-properties table:display="true" style:writing-mode="lr-tb"/>
    </style:style>
    <style:style style:name="ta3" style:family="table" style:master-page-name="PageStyle_5f_larceny-days-of-week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larceny-locations" table:style-name="ta1" table:print="false">
        <office:forms form:automatic-focus="false" form:apply-design-mode="false"/>
        <table:table-column table:style-name="co2" table:number-columns-repeated="2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389">
            <text:p>389</text:p>
          </table:table-cell>
        </table:table-row>
        <table:table-row table:style-name="ro2">
          <table:table-cell table:style-name="ce21" office:value-type="string">
            <text:p>Bank/Savings &amp; Loan</text:p>
          </table:table-cell>
          <table:table-cell table:style-name="ce21" office:value-type="float" office:value="267">
            <text:p>267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398">
            <text:p>398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2984">
            <text:p>2984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1452">
            <text:p>1452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5236">
            <text:p>5236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6694">
            <text:p>6694</text:p>
          </table:table-cell>
        </table:table-row>
        <table:table-row table:style-name="ro2">
          <table:table-cell table:style-name="ce21" office:value-type="string">
            <text:p>Drug Store/Dr Office/Hospital</text:p>
          </table:table-cell>
          <table:table-cell table:style-name="ce21" office:value-type="float" office:value="1142">
            <text:p>1142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599">
            <text:p>599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761">
            <text:p>761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3586">
            <text:p>3586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4255">
            <text:p>4255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1172">
            <text:p>1172</text:p>
          </table:table-cell>
        </table:table-row>
        <table:table-row table:style-name="ro2">
          <table:table-cell table:style-name="ce21" office:value-type="string">
            <text:p>Jail/Penitentiary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218">
            <text:p>218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10067">
            <text:p>10067</text:p>
          </table:table-cell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475">
            <text:p>475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33100">
            <text:p>33100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1826">
            <text:p>1826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3837">
            <text:p>3837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4258">
            <text:p>4258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2687">
            <text:p>2687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4673">
            <text:p>467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90473">
            <text:p>90473</text:p>
          </table:table-cell>
        </table:table-row>
      </table:table>
      <table:table table:name="larceny-classifications" table:style-name="ta2" table:print="false">
        <office:forms form:automatic-focus="false" form:apply-design-mode="false"/>
        <table:table-column table:style-name="co4" table:default-cell-style-name="ce15"/>
        <table:table-column table:style-name="co5" table:default-cell-style-name="ce15"/>
        <table:table-column table:style-name="co3" table:default-cell-style-name="ce15" table:number-columns-repeated="254"/>
        <table:table-row table:style-name="ro2">
          <table:table-cell table:style-name="ce21" office:value-type="string">
            <text:p>Classificati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1" office:value-type="float" office:value="114">
            <text:p>114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145">
            <text:p>145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9922">
            <text:p>9922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13509">
            <text:p>13509</text:p>
          </table:table-cell>
        </table:table-row>
        <table:table-row table:style-name="ro2">
          <table:table-cell table:style-name="ce21" office:value-type="string">
            <text:p>Theft From Coin-Operated Machine</text:p>
          </table:table-cell>
          <table:table-cell table:style-name="ce21" office:value-type="float" office:value="623">
            <text:p>623</text:p>
          </table:table-cell>
        </table:table-row>
        <table:table-row table:style-name="ro2">
          <table:table-cell table:style-name="ce21" office:value-type="string">
            <text:p>Theft From Motor Vehicles</text:p>
          </table:table-cell>
          <table:table-cell table:style-name="ce21" office:value-type="float" office:value="19264">
            <text:p>19264</text:p>
          </table:table-cell>
        </table:table-row>
        <table:table-row table:style-name="ro2">
          <table:table-cell table:style-name="ce21" office:value-type="string">
            <text:p>Theft of Motor Vehicle Parts &amp; Accessories</text:p>
          </table:table-cell>
          <table:table-cell table:style-name="ce21" office:value-type="float" office:value="3827">
            <text:p>3827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43069">
            <text:p>4306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90473">
            <text:p>90473</text:p>
          </table:table-cell>
        </table:table-row>
      </table:table>
      <table:table table:name="larceny-days-of-week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Days of Week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13423">
            <text:p>13423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12850">
            <text:p>12850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13019">
            <text:p>13019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12910">
            <text:p>12910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14527">
            <text:p>14527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12981">
            <text:p>12981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10763">
            <text:p>1076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90473">
            <text:p>904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arceny-locations" style:display-name="PageStyle_larceny-location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larceny-classifications" style:display-name="PageStyle_larceny-classification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larceny-days-of-week" style:display-name="PageStyle_larceny-days-of-week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